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table:shapes>
          <draw:frame draw:z-index="0" draw:style-name="gr1" svg:width="21.476cm" svg:height="18.44cm" svg:x="12.108cm" svg:y="13.793cm">
            <draw:object draw:notify-on-update-of-ranges="工作表1.A3:工作表1.A27 工作表1.B3:工作表1.B27 工作表1.B1:工作表1.B1 工作表1.C3:工作表1.C27 工作表1.J3:工作表1.J27 工作表1.J1:工作表1.J1 工作表1.K3:工作表1.K27 工作表1.R1:工作表1.R1 工作表1.S3:工作表1.S27 工作表1.R3:工作表1.R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Top 100 without ambi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892552" calcext:value-type="float">
            <text:p>0.51892552</text:p>
          </table:table-cell>
          <table:table-cell office:value-type="float" office:value="0.18350604" calcext:value-type="float">
            <text:p>0.18350604</text:p>
          </table:table-cell>
          <table:table-cell office:value-type="float" office:value="850" calcext:value-type="float">
            <text:p>850</text:p>
          </table:table-cell>
          <table:table-cell office:value-type="float" office:value="3782" calcext:value-type="float">
            <text:p>3782</text:p>
          </table:table-cell>
          <table:table-cell office:value-type="float" office:value="788" calcext:value-type="float">
            <text:p>788</text:p>
          </table:table-cell>
          <table:table-cell office:value-type="float" office:value="429832" calcext:value-type="float">
            <text:p>429832</text:p>
          </table:table-cell>
          <table:table-cell table:formula="of:=2*([.R3]*[.S3])/([.R3]+[.S3])" office:value-type="float" office:value="0.271132371188279" calcext:value-type="float">
            <text:p>0.2711323712</text:p>
          </table:table-cell>
        </table:table-row>
        <table:table-row table:style-name="ro2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426606" calcext:value-type="float">
            <text:p>0.49426606</text:p>
          </table:table-cell>
          <table:table-cell office:value-type="float" office:value="0.09123624" calcext:value-type="float">
            <text:p>0.09123624</text:p>
          </table:table-cell>
          <table:table-cell office:value-type="float" office:value="862" calcext:value-type="float">
            <text:p>862</text:p>
          </table:table-cell>
          <table:table-cell office:value-type="float" office:value="8586" calcext:value-type="float">
            <text:p>8586</text:p>
          </table:table-cell>
          <table:table-cell office:value-type="float" office:value="882" calcext:value-type="float">
            <text:p>882</text:p>
          </table:table-cell>
          <table:table-cell office:value-type="float" office:value="424922" calcext:value-type="float">
            <text:p>424922</text:p>
          </table:table-cell>
          <table:table-cell table:formula="of:=2*([.R4]*[.S4])/([.R4]+[.S4])" office:value-type="float" office:value="0.154038598564051" calcext:value-type="float">
            <text:p>0.1540385986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63015" calcext:value-type="float">
            <text:p>0.0106301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331" calcext:value-type="float">
            <text:p>10331</text:p>
          </table:table-cell>
          <table:table-cell office:value-type="float" office:value="424810" calcext:value-type="float">
            <text:p>424810</text:p>
          </table:table-cell>
          <table:table-cell table:formula="of:=2*([.R5]*[.S5])/([.R5]+[.S5])" office:value-type="float" office:value="0.0210366769683252" calcext:value-type="float">
            <text:p>0.021036677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748049" calcext:value-type="float">
            <text:p>0.27748049</text:p>
          </table:table-cell>
          <table:table-cell office:value-type="float" office:value="0.1520743" calcext:value-type="float">
            <text:p>0.1520743</text:p>
          </table:table-cell>
          <table:table-cell office:value-type="float" office:value="2489" calcext:value-type="float">
            <text:p>2489</text:p>
          </table:table-cell>
          <table:table-cell office:value-type="float" office:value="13878" calcext:value-type="float">
            <text:p>13878</text:p>
          </table:table-cell>
          <table:table-cell office:value-type="float" office:value="6481" calcext:value-type="float">
            <text:p>6481</text:p>
          </table:table-cell>
          <table:table-cell office:value-type="float" office:value="412404" calcext:value-type="float">
            <text:p>412404</text:p>
          </table:table-cell>
          <table:table-cell table:formula="of:=2*([.R6]*[.S6])/([.R6]+[.S6])" office:value-type="float" office:value="0.196471566667465" calcext:value-type="float">
            <text:p>0.1964715667</text:p>
          </table:table-cell>
        </table:table-row>
        <table:table-row table:style-name="ro2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9174" calcext:value-type="float">
            <text:p>0.02239174</text:p>
          </table:table-cell>
          <table:table-cell office:value-type="float" office:value="0.22177778" calcext:value-type="float">
            <text:p>0.22177778</text:p>
          </table:table-cell>
          <table:table-cell office:value-type="float" office:value="499" calcext:value-type="float">
            <text:p>499</text:p>
          </table:table-cell>
          <table:table-cell office:value-type="float" office:value="1751" calcext:value-type="float">
            <text:p>1751</text:p>
          </table:table-cell>
          <table:table-cell office:value-type="float" office:value="21786" calcext:value-type="float">
            <text:p>21786</text:p>
          </table:table-cell>
          <table:table-cell office:value-type="float" office:value="411216" calcext:value-type="float">
            <text:p>411216</text:p>
          </table:table-cell>
          <table:table-cell table:formula="of:=2*([.R7]*[.S7])/([.R7]+[.S7])" office:value-type="float" office:value="0.0406765790221253" calcext:value-type="float">
            <text:p>0.040676579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57583" calcext:value-type="float">
            <text:p>0.43157583</text:p>
          </table:table-cell>
          <table:table-cell office:value-type="float" office:value="0.13193878" calcext:value-type="float">
            <text:p>0.13193878</text:p>
          </table:table-cell>
          <table:table-cell office:value-type="float" office:value="1457" calcext:value-type="float">
            <text:p>1457</text:p>
          </table:table-cell>
          <table:table-cell office:value-type="float" office:value="9586" calcext:value-type="float">
            <text:p>9586</text:p>
          </table:table-cell>
          <table:table-cell office:value-type="float" office:value="1919" calcext:value-type="float">
            <text:p>1919</text:p>
          </table:table-cell>
          <table:table-cell office:value-type="float" office:value="422290" calcext:value-type="float">
            <text:p>422290</text:p>
          </table:table-cell>
          <table:table-cell table:formula="of:=2*([.R8]*[.S8])/([.R8]+[.S8])" office:value-type="float" office:value="0.202094453195055" calcext:value-type="float">
            <text:p>0.2020944532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78928" calcext:value-type="float">
            <text:p>0.09978928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2" calcext:value-type="float">
            <text:p>11962</text:p>
          </table:table-cell>
          <table:table-cell office:value-type="float" office:value="421368" calcext:value-type="float">
            <text:p>421368</text:p>
          </table:table-cell>
          <table:table-cell table:formula="of:=2*([.R9]*[.S9])/([.R9]+[.S9])" office:value-type="float" office:value="0.174358968996518" calcext:value-type="float">
            <text:p>0.174358969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72999" calcext:value-type="float">
            <text:p>0.0237299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29" calcext:value-type="float">
            <text:p>14029</text:p>
          </table:table-cell>
          <table:table-cell office:value-type="float" office:value="420353" calcext:value-type="float">
            <text:p>420353</text:p>
          </table:table-cell>
          <table:table-cell table:formula="of:=2*([.R10]*[.S10])/([.R10]+[.S10])" office:value-type="float" office:value="0.044750650740979" calcext:value-type="float">
            <text:p>0.0447506507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R11]*[.S11])/([.R11]+[.S11])" office:value-type="float" office:value="0.0854440020315905" calcext:value-type="float">
            <text:p>0.085444002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527458" calcext:value-type="float">
            <text:p>0.14527458</text:p>
          </table:table-cell>
          <table:table-cell office:value-type="float" office:value="0.41647597" calcext:value-type="float">
            <text:p>0.41647597</text:p>
          </table:table-cell>
          <table:table-cell office:value-type="float" office:value="910" calcext:value-type="float">
            <text:p>910</text:p>
          </table:table-cell>
          <table:table-cell office:value-type="float" office:value="1275" calcext:value-type="float">
            <text:p>1275</text:p>
          </table:table-cell>
          <table:table-cell office:value-type="float" office:value="5354" calcext:value-type="float">
            <text:p>5354</text:p>
          </table:table-cell>
          <table:table-cell office:value-type="float" office:value="427713" calcext:value-type="float">
            <text:p>427713</text:p>
          </table:table-cell>
          <table:table-cell table:formula="of:=2*([.R12]*[.S12])/([.R12]+[.S12])" office:value-type="float" office:value="0.215410101945935" calcext:value-type="float">
            <text:p>0.2154101019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R13]*[.S13])/([.R13]+[.S13])" office:value-type="float" office:value="0.0135977328109605" calcext:value-type="float">
            <text:p>0.0135977328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8614" calcext:value-type="float">
            <text:p>0.0528614</text:p>
          </table:table-cell>
          <table:table-cell office:value-type="float" office:value="0.66583333" calcext:value-type="float">
            <text:p>0.66583333</text:p>
          </table:table-cell>
          <table:table-cell office:value-type="float" office:value="799" calcext:value-type="float">
            <text:p>799</text:p>
          </table:table-cell>
          <table:table-cell office:value-type="float" office:value="401" calcext:value-type="float">
            <text:p>401</text:p>
          </table:table-cell>
          <table:table-cell office:value-type="float" office:value="14316" calcext:value-type="float">
            <text:p>14316</text:p>
          </table:table-cell>
          <table:table-cell office:value-type="float" office:value="419736" calcext:value-type="float">
            <text:p>419736</text:p>
          </table:table-cell>
          <table:table-cell table:formula="of:=2*([.R14]*[.S14])/([.R14]+[.S14])" office:value-type="float" office:value="0.097946681730815" calcext:value-type="float">
            <text:p>0.0979466817</text:p>
          </table:table-cell>
        </table:table-row>
        <table:table-row table:style-name="ro2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635929" calcext:value-type="float">
            <text:p>0.08635929</text:p>
          </table:table-cell>
          <table:table-cell office:value-type="float" office:value="0.61531915" calcext:value-type="float">
            <text:p>0.61531915</text:p>
          </table:table-cell>
          <table:table-cell office:value-type="float" office:value="723" calcext:value-type="float">
            <text:p>723</text:p>
          </table:table-cell>
          <table:table-cell office:value-type="float" office:value="452" calcext:value-type="float">
            <text:p>452</text:p>
          </table:table-cell>
          <table:table-cell office:value-type="float" office:value="7649" calcext:value-type="float">
            <text:p>7649</text:p>
          </table:table-cell>
          <table:table-cell office:value-type="float" office:value="426428" calcext:value-type="float">
            <text:p>426428</text:p>
          </table:table-cell>
          <table:table-cell table:formula="of:=2*([.R15]*[.S15])/([.R15]+[.S15])" office:value-type="float" office:value="0.151461187598705" calcext:value-type="float">
            <text:p>0.1514611876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07692" calcext:value-type="float">
            <text:p>0.14707692</text:p>
          </table:table-cell>
          <table:table-cell office:value-type="float" office:value="0.085281" calcext:value-type="float">
            <text:p>0.085281</text:p>
          </table:table-cell>
          <table:table-cell office:value-type="float" office:value="1434" calcext:value-type="float">
            <text:p>1434</text:p>
          </table:table-cell>
          <table:table-cell office:value-type="float" office:value="15381" calcext:value-type="float">
            <text:p>15381</text:p>
          </table:table-cell>
          <table:table-cell office:value-type="float" office:value="8316" calcext:value-type="float">
            <text:p>8316</text:p>
          </table:table-cell>
          <table:table-cell office:value-type="float" office:value="410121" calcext:value-type="float">
            <text:p>410121</text:p>
          </table:table-cell>
          <table:table-cell table:formula="of:=2*([.R16]*[.S16])/([.R16]+[.S16])" office:value-type="float" office:value="0.107961603499635" calcext:value-type="float">
            <text:p>0.1079616035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974" calcext:value-type="float">
            <text:p>0.00132974</text:p>
          </table:table-cell>
          <table:table-cell office:value-type="float" office:value="0.48717949" calcext:value-type="float">
            <text:p>0.4871794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539" calcext:value-type="float">
            <text:p>28539</text:p>
          </table:table-cell>
          <table:table-cell office:value-type="float" office:value="406635" calcext:value-type="float">
            <text:p>406635</text:p>
          </table:table-cell>
          <table:table-cell table:formula="of:=2*([.R17]*[.S17])/([.R17]+[.S17])" office:value-type="float" office:value="0.00265224079812207" calcext:value-type="float">
            <text:p>0.0026522408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92659" calcext:value-type="float">
            <text:p>0.03392659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7" calcext:value-type="float">
            <text:p>1737</text:p>
          </table:table-cell>
          <table:table-cell office:value-type="float" office:value="431866" calcext:value-type="float">
            <text:p>431866</text:p>
          </table:table-cell>
          <table:table-cell table:formula="of:=2*([.R18]*[.S18])/([.R18]+[.S18])" office:value-type="float" office:value="0.0353930997467608" calcext:value-type="float">
            <text:p>0.0353930997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255286" calcext:value-type="float">
            <text:p>0.95255286</text:p>
          </table:table-cell>
          <table:table-cell office:value-type="float" office:value="0.00807697" calcext:value-type="float">
            <text:p>0.00807697</text:p>
          </table:table-cell>
          <table:table-cell office:value-type="float" office:value="1847" calcext:value-type="float">
            <text:p>1847</text:p>
          </table:table-cell>
          <table:table-cell office:value-type="float" office:value="226828" calcext:value-type="float">
            <text:p>226828</text:p>
          </table:table-cell>
          <table:table-cell office:value-type="float" office:value="92" calcext:value-type="float">
            <text:p>92</text:p>
          </table:table-cell>
          <table:table-cell office:value-type="float" office:value="206485" calcext:value-type="float">
            <text:p>206485</text:p>
          </table:table-cell>
          <table:table-cell table:formula="of:=2*([.R19]*[.S19])/([.R19]+[.S19])" office:value-type="float" office:value="0.0160181177668285" calcext:value-type="float">
            <text:p>0.0160181178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60507" calcext:value-type="float">
            <text:p>0.25860507</text:p>
          </table:table-cell>
          <table:table-cell office:value-type="float" office:value="0.2970091" calcext:value-type="float">
            <text:p>0.2970091</text:p>
          </table:table-cell>
          <table:table-cell office:value-type="float" office:value="1142" calcext:value-type="float">
            <text:p>1142</text:p>
          </table:table-cell>
          <table:table-cell office:value-type="float" office:value="2703" calcext:value-type="float">
            <text:p>2703</text:p>
          </table:table-cell>
          <table:table-cell office:value-type="float" office:value="3274" calcext:value-type="float">
            <text:p>3274</text:p>
          </table:table-cell>
          <table:table-cell office:value-type="float" office:value="428133" calcext:value-type="float">
            <text:p>428133</text:p>
          </table:table-cell>
          <table:table-cell table:formula="of:=2*([.R20]*[.S20])/([.R20]+[.S20])" office:value-type="float" office:value="0.276479842463834" calcext:value-type="float">
            <text:p>0.2764798425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1003687" calcext:value-type="float">
            <text:p>0.01003687</text:p>
          </table:table-cell>
          <table:table-cell office:value-type="float" office:value="0.28823529" calcext:value-type="float">
            <text:p>0.28823529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4833" calcext:value-type="float">
            <text:p>4833</text:p>
          </table:table-cell>
          <table:table-cell office:value-type="float" office:value="430249" calcext:value-type="float">
            <text:p>430249</text:p>
          </table:table-cell>
          <table:table-cell table:formula="of:=2*([.R21]*[.S21])/([.R21]+[.S21])" office:value-type="float" office:value="0.0193982578537823" calcext:value-type="float">
            <text:p>0.0193982579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R22]*[.S22])/([.R22]+[.S22])" office:value-type="float" office:value="0.0553449997401945" calcext:value-type="float">
            <text:p>0.0553449997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64786" calcext:value-type="float">
            <text:p>0.0176478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7" calcext:value-type="float">
            <text:p>14417</text:p>
          </table:table-cell>
          <table:table-cell office:value-type="float" office:value="420475" calcext:value-type="float">
            <text:p>420475</text:p>
          </table:table-cell>
          <table:table-cell table:formula="of:=2*([.R23]*[.S23])/([.R23]+[.S23])" office:value-type="float" office:value="0.0344506509019248" calcext:value-type="float">
            <text:p>0.0344506509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8041" calcext:value-type="float">
            <text:p>0.9738041</text:p>
          </table:table-cell>
          <table:table-cell office:value-type="float" office:value="0.05403868" calcext:value-type="float">
            <text:p>0.05403868</text:p>
          </table:table-cell>
          <table:table-cell office:value-type="float" office:value="2565" calcext:value-type="float">
            <text:p>2565</text:p>
          </table:table-cell>
          <table:table-cell office:value-type="float" office:value="44901" calcext:value-type="float">
            <text:p>44901</text:p>
          </table:table-cell>
          <table:table-cell office:value-type="float" office:value="69" calcext:value-type="float">
            <text:p>69</text:p>
          </table:table-cell>
          <table:table-cell office:value-type="float" office:value="387717" calcext:value-type="float">
            <text:p>387717</text:p>
          </table:table-cell>
          <table:table-cell table:formula="of:=2*([.R24]*[.S24])/([.R24]+[.S24])" office:value-type="float" office:value="0.10239520900772" calcext:value-type="float">
            <text:p>0.102395209</text:p>
          </table:table-cell>
        </table:table-row>
        <table:table-row table:style-name="ro2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7" calcext:value-type="float">
            <text:p>3727</text:p>
          </table:table-cell>
          <table:table-cell office:value-type="float" office:value="431525" calcext:value-type="float">
            <text:p>431525</text:p>
          </table:table-cell>
          <table:table-cell table:formula="of:=2*([.R25]*[.S25])/([.R25]+[.S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848837" calcext:value-type="float">
            <text:p>0.32848837</text:p>
          </table:table-cell>
          <table:table-cell office:value-type="float" office:value="0.05209774" calcext:value-type="float">
            <text:p>0.05209774</text:p>
          </table:table-cell>
          <table:table-cell office:value-type="float" office:value="3390" calcext:value-type="float">
            <text:p>3390</text:p>
          </table:table-cell>
          <table:table-cell office:value-type="float" office:value="61680" calcext:value-type="float">
            <text:p>61680</text:p>
          </table:table-cell>
          <table:table-cell office:value-type="float" office:value="6930" calcext:value-type="float">
            <text:p>6930</text:p>
          </table:table-cell>
          <table:table-cell office:value-type="float" office:value="363252" calcext:value-type="float">
            <text:p>363252</text:p>
          </table:table-cell>
          <table:table-cell table:formula="of:=2*([.R26]*[.S26])/([.R26]+[.S26])" office:value-type="float" office:value="0.0899323503597323" calcext:value-type="float">
            <text:p>0.0899323504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3403" calcext:value-type="float">
            <text:p>0.03313403</text:p>
          </table:table-cell>
          <table:table-cell office:value-type="float" office:value="0.26401985" calcext:value-type="float">
            <text:p>0.26401985</text:p>
          </table:table-cell>
          <table:table-cell office:value-type="float" office:value="532" calcext:value-type="float">
            <text:p>532</text:p>
          </table:table-cell>
          <table:table-cell office:value-type="float" office:value="1483" calcext:value-type="float">
            <text:p>1483</text:p>
          </table:table-cell>
          <table:table-cell office:value-type="float" office:value="15524" calcext:value-type="float">
            <text:p>15524</text:p>
          </table:table-cell>
          <table:table-cell office:value-type="float" office:value="417713" calcext:value-type="float">
            <text:p>417713</text:p>
          </table:table-cell>
          <table:table-cell table:formula="of:=2*([.R27]*[.S27])/([.R27]+[.S27])" office:value-type="float" office:value="0.0588788652565836" calcext:value-type="float">
            <text:p>0.0588788653</text:p>
          </table:table-cell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Q3:工作表1.W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00/00/00</text:date>, <text:time style:data-style-name="N2" text:time-value="0000-00-00T00:00:03.05652429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5-27T16:53:55.289601088</dc:date>
    <meta:editing-duration>PT39S</meta:editing-duration>
    <meta:editing-cycles>2</meta:editing-cycles>
    <meta:generator>LibreOffice/4.1.3.2$Linux_X86_64 LibreOffice_project/410m0$Build-2</meta:generator>
    <meta:document-statistic meta:table-count="3" meta:cell-count="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856cm" svg:y="0.503cm" chart:style-name="ch2">
          <text:p>YAGO2 Relation</text:p>
        </chart:title>
        <chart:legend chart:legend-position="end" svg:x="16.991cm" svg:y="8.343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" chart:data-source-has-labels="both" svg:x="1.467cm" svg:y="2.44cm" svg:width="14.666cm" svg:height="14.625cm">
          <chartooo:coordinate-region svg:x="2.247cm" svg:y="2.667cm" svg:width="13.62cm" svg:height="13.698cm"/>
          <chart:axis chart:dimension="x" chart:name="primary-x" chart:style-name="ch5" chartooo:axis-type="auto">
            <chart:title svg:x="7.989cm" svg:y="17.434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312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892552">
                <text:p>0.51892552</text:p>
                <draw:g>
                  <svg:desc>工作表1.R3:工作表1.R27</svg:desc>
                </draw:g>
              </table:table-cell>
              <table:table-cell office:value-type="float" office:value="0.18350604">
                <text:p>0.18350604</text:p>
                <draw:g>
                  <svg:desc>工作表1.S3:工作表1.S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426606">
                <text:p>0.49426606</text:p>
              </table:table-cell>
              <table:table-cell office:value-type="float" office:value="0.09123624">
                <text:p>0.09123624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63015">
                <text:p>0.01063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748049">
                <text:p>0.27748049</text:p>
              </table:table-cell>
              <table:table-cell office:value-type="float" office:value="0.1520743">
                <text:p>0.1520743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9174">
                <text:p>0.02239174</text:p>
              </table:table-cell>
              <table:table-cell office:value-type="float" office:value="0.22177778">
                <text:p>0.22177778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57583">
                <text:p>0.43157583</text:p>
              </table:table-cell>
              <table:table-cell office:value-type="float" office:value="0.13193878">
                <text:p>0.13193878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78928">
                <text:p>0.09978928</text:p>
              </table:table-cell>
              <table:table-cell office:value-type="float" office:value="0.68990635">
                <text:p>0.68990635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72999">
                <text:p>0.02372999</text:p>
              </table:table-cell>
              <table:table-cell office:value-type="float" office:value="0.39195402">
                <text:p>0.39195402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527458">
                <text:p>0.14527458</text:p>
              </table:table-cell>
              <table:table-cell office:value-type="float" office:value="0.41647597">
                <text:p>0.41647597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8614">
                <text:p>0.0528614</text:p>
              </table:table-cell>
              <table:table-cell office:value-type="float" office:value="0.66583333">
                <text:p>0.66583333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635929">
                <text:p>0.08635929</text:p>
              </table:table-cell>
              <table:table-cell office:value-type="float" office:value="0.61531915">
                <text:p>0.61531915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07692">
                <text:p>0.14707692</text:p>
              </table:table-cell>
              <table:table-cell office:value-type="float" office:value="0.085281">
                <text:p>0.085281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974">
                <text:p>0.00132974</text:p>
              </table:table-cell>
              <table:table-cell office:value-type="float" office:value="0.48717949">
                <text:p>0.48717949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92659">
                <text:p>0.03392659</text:p>
              </table:table-cell>
              <table:table-cell office:value-type="float" office:value="0.03699212">
                <text:p>0.0369921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255286">
                <text:p>0.95255286</text:p>
              </table:table-cell>
              <table:table-cell office:value-type="float" office:value="0.00807697">
                <text:p>0.00807697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60507">
                <text:p>0.25860507</text:p>
              </table:table-cell>
              <table:table-cell office:value-type="float" office:value="0.2970091">
                <text:p>0.2970091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1003687">
                <text:p>0.01003687</text:p>
              </table:table-cell>
              <table:table-cell office:value-type="float" office:value="0.28823529">
                <text:p>0.28823529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64786">
                <text:p>0.01764786</text:p>
              </table:table-cell>
              <table:table-cell office:value-type="float" office:value="0.71944444">
                <text:p>0.71944444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8041">
                <text:p>0.9738041</text:p>
              </table:table-cell>
              <table:table-cell office:value-type="float" office:value="0.05403868">
                <text:p>0.05403868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848837">
                <text:p>0.32848837</text:p>
              </table:table-cell>
              <table:table-cell office:value-type="float" office:value="0.05209774">
                <text:p>0.05209774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3403">
                <text:p>0.03313403</text:p>
              </table:table-cell>
              <table:table-cell office:value-type="float" office:value="0.26401985">
                <text:p>0.26401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